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3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5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6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7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7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7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7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3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0059c96" officeooo:paragraph-rsid="015be59a" style:font-style-asian="italic" style:font-weight-asian="normal" style:font-style-complex="italic" style:font-weight-complex="normal"/>
    </style:style>
    <style:style style:name="P13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1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8" style:family="paragraph" style:parent-style-name="Heading_20_1">
      <style:paragraph-properties fo:line-height="100%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8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73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17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15be59a" style:font-weight-asian="normal" style:font-weight-complex="normal"/>
    </style:style>
    <style:style style:name="T8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9" style:family="text">
      <style:text-properties officeooo:rsid="0004f1de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40d982" style:font-style-asian="normal" style:font-style-complex="normal"/>
    </style:style>
    <style:style style:name="T104" style:family="text">
      <style:text-properties fo:font-style="normal" officeooo:rsid="001b3e56" style:font-style-asian="normal" style:font-style-complex="normal"/>
    </style:style>
    <style:style style:name="T105" style:family="text">
      <style:text-properties fo:font-style="normal" officeooo:rsid="004c7182" style:font-style-asian="normal" style:font-style-complex="normal"/>
    </style:style>
    <style:style style:name="T106" style:family="text">
      <style:text-properties fo:font-style="normal" officeooo:rsid="00501dd2" style:font-style-asian="normal" style:font-style-complex="normal"/>
    </style:style>
    <style:style style:name="T107" style:family="text">
      <style:text-properties fo:font-style="normal" officeooo:rsid="0100d3be" style:font-style-asian="normal" style:font-style-complex="normal"/>
    </style:style>
    <style:style style:name="T1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6995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15ead42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6" style:family="text">
      <style:text-properties officeooo:rsid="00061718"/>
    </style:style>
    <style:style style:name="T157" style:family="text">
      <style:text-properties officeooo:rsid="00072975"/>
    </style:style>
    <style:style style:name="T15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3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8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8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9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204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205" style:family="text">
      <style:text-properties style:font-name="Liberation Serif" officeooo:rsid="0044ae78"/>
    </style:style>
    <style:style style:name="T206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7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8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3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4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5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19" style:family="text">
      <style:text-properties officeooo:rsid="00194778"/>
    </style:style>
    <style:style style:name="T220" style:family="text">
      <style:text-properties officeooo:rsid="0030463c"/>
    </style:style>
    <style:style style:name="T221" style:family="text">
      <style:text-properties officeooo:rsid="0030e0a1"/>
    </style:style>
    <style:style style:name="T222" style:family="text">
      <style:text-properties officeooo:rsid="00408209"/>
    </style:style>
    <style:style style:name="T223" style:family="text">
      <style:text-properties style:text-underline-style="none" fo:font-weight="normal" style:font-weight-asian="normal" style:font-weight-complex="normal"/>
    </style:style>
    <style:style style:name="T224" style:family="text">
      <style:text-properties style:text-underline-style="none" fo:font-weight="normal" officeooo:rsid="004124e5" style:font-weight-asian="normal" style:font-weight-complex="normal"/>
    </style:style>
    <style:style style:name="T225" style:family="text">
      <style:text-properties style:text-underline-style="none" fo:font-weight="normal" officeooo:rsid="00059c96" style:font-weight-asian="normal" style:font-weight-complex="normal"/>
    </style:style>
    <style:style style:name="T226" style:family="text">
      <style:text-properties style:text-underline-style="none" fo:font-weight="normal" officeooo:rsid="00420662" style:font-weight-asian="normal" style:font-weight-complex="normal"/>
    </style:style>
    <style:style style:name="T227" style:family="text">
      <style:text-properties style:text-underline-style="none" fo:font-weight="normal" officeooo:rsid="0042c288" style:font-weight-asian="normal" style:font-weight-complex="normal"/>
    </style:style>
    <style:style style:name="T228" style:family="text">
      <style:text-properties style:text-underline-style="none" fo:font-weight="normal" officeooo:rsid="004e0ee6" style:font-weight-asian="normal" style:font-weight-complex="normal"/>
    </style:style>
    <style:style style:name="T229" style:family="text">
      <style:text-properties style:text-underline-style="none" fo:font-weight="normal" officeooo:rsid="0013b216" style:font-weight-asian="normal" style:font-weight-complex="normal"/>
    </style:style>
    <style:style style:name="T230" style:family="text">
      <style:text-properties style:text-underline-style="none" fo:font-weight="normal" officeooo:rsid="0053cdb5" style:font-weight-asian="normal" style:font-weight-complex="normal"/>
    </style:style>
    <style:style style:name="T231" style:family="text">
      <style:text-properties style:text-underline-style="none" fo:font-weight="normal" officeooo:rsid="00061718" style:font-weight-asian="normal" style:font-weight-complex="normal"/>
    </style:style>
    <style:style style:name="T232" style:family="text">
      <style:text-properties style:text-underline-style="none" fo:font-weight="normal" officeooo:rsid="0004f1de" style:font-weight-asian="normal" style:font-weight-complex="normal"/>
    </style:style>
    <style:style style:name="T233" style:family="text">
      <style:text-properties style:text-underline-style="none" fo:font-weight="normal" officeooo:rsid="0070ec7d" style:font-weight-asian="normal" style:font-weight-complex="normal"/>
    </style:style>
    <style:style style:name="T234" style:family="text">
      <style:text-properties style:text-underline-style="none" fo:font-weight="normal" officeooo:rsid="008a6699" style:font-weight-asian="normal" style:font-weight-complex="normal"/>
    </style:style>
    <style:style style:name="T235" style:family="text">
      <style:text-properties style:text-underline-style="none" fo:font-weight="normal" officeooo:rsid="008deecb" style:font-weight-asian="normal" style:font-weight-complex="normal"/>
    </style:style>
    <style:style style:name="T236" style:family="text">
      <style:text-properties style:text-underline-style="none" fo:font-weight="normal" officeooo:rsid="0008bf16" style:font-weight-asian="normal" style:font-weight-complex="normal"/>
    </style:style>
    <style:style style:name="T237" style:family="text">
      <style:text-properties style:text-underline-style="none" fo:font-weight="normal" officeooo:rsid="0030e0a1" style:font-weight-asian="normal" style:font-weight-complex="normal"/>
    </style:style>
    <style:style style:name="T238" style:family="text">
      <style:text-properties style:text-underline-style="none" fo:font-weight="normal" officeooo:rsid="003574fe" style:font-weight-asian="normal" style:font-weight-complex="normal"/>
    </style:style>
    <style:style style:name="T239" style:family="text">
      <style:text-properties style:text-underline-style="none" fo:font-weight="normal" officeooo:rsid="0097fbd1" style:font-weight-asian="normal" style:font-weight-complex="normal"/>
    </style:style>
    <style:style style:name="T240" style:family="text">
      <style:text-properties style:text-underline-style="none" fo:font-weight="normal" officeooo:rsid="00754e19" style:font-weight-asian="normal" style:font-weight-complex="normal"/>
    </style:style>
    <style:style style:name="T241" style:family="text">
      <style:text-properties style:text-underline-style="none" fo:font-weight="normal" officeooo:rsid="00c3c71b" style:font-weight-asian="normal" style:font-weight-complex="normal"/>
    </style:style>
    <style:style style:name="T242" style:family="text">
      <style:text-properties style:text-underline-style="none" fo:font-weight="normal" officeooo:rsid="00072975" style:font-weight-asian="normal" style:font-weight-complex="normal"/>
    </style:style>
    <style:style style:name="T243" style:family="text">
      <style:text-properties style:text-underline-style="none" fo:font-weight="normal" officeooo:rsid="00cd8f65" style:font-weight-asian="normal" style:font-weight-complex="normal"/>
    </style:style>
    <style:style style:name="T244" style:family="text">
      <style:text-properties style:text-underline-style="none" fo:font-weight="normal" officeooo:rsid="00d26a3f" style:font-weight-asian="normal" style:font-weight-complex="normal"/>
    </style:style>
    <style:style style:name="T245" style:family="text">
      <style:text-properties style:text-underline-style="none" fo:font-weight="normal" officeooo:rsid="00da04e3" style:font-weight-asian="normal" style:font-weight-complex="normal"/>
    </style:style>
    <style:style style:name="T246" style:family="text">
      <style:text-properties style:text-underline-style="none" fo:font-weight="normal" officeooo:rsid="00e504a4" style:font-weight-asian="normal" style:font-weight-complex="normal"/>
    </style:style>
    <style:style style:name="T247" style:family="text">
      <style:text-properties style:text-underline-style="none" fo:font-weight="normal" officeooo:rsid="0092b48e" style:font-weight-asian="normal" style:font-weight-complex="normal"/>
    </style:style>
    <style:style style:name="T248" style:family="text">
      <style:text-properties style:text-underline-style="none" fo:font-weight="normal" officeooo:rsid="00f60c80" style:font-weight-asian="normal" style:font-weight-complex="normal"/>
    </style:style>
    <style:style style:name="T249" style:family="text">
      <style:text-properties style:text-underline-style="none" fo:font-weight="normal" officeooo:rsid="00b7427f" style:font-weight-asian="normal" style:font-weight-complex="normal"/>
    </style:style>
    <style:style style:name="T250" style:family="text">
      <style:text-properties style:text-underline-style="none" fo:font-weight="normal" officeooo:rsid="00bfe78f" style:font-weight-asian="normal" style:font-weight-complex="normal"/>
    </style:style>
    <style:style style:name="T251" style:family="text">
      <style:text-properties style:text-underline-style="none" fo:font-weight="normal" officeooo:rsid="010d15dd" style:font-weight-asian="normal" style:font-weight-complex="normal"/>
    </style:style>
    <style:style style:name="T252" style:family="text">
      <style:text-properties style:text-underline-style="none" fo:font-weight="normal" officeooo:rsid="0147d121" style:font-weight-asian="normal" style:font-weight-complex="normal"/>
    </style:style>
    <style:style style:name="T253" style:family="text">
      <style:text-properties style:text-underline-style="none" fo:font-weight="normal" officeooo:rsid="0147e4d3" style:font-weight-asian="normal" style:font-weight-complex="normal"/>
    </style:style>
    <style:style style:name="T254" style:family="text">
      <style:text-properties style:text-underline-style="none" fo:font-weight="normal" officeooo:rsid="014a887b" style:font-weight-asian="normal" style:font-weight-complex="normal"/>
    </style:style>
    <style:style style:name="T25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59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60" style:family="text">
      <style:text-properties officeooo:rsid="0040d982"/>
    </style:style>
    <style:style style:name="T261" style:family="text">
      <style:text-properties officeooo:rsid="00420662"/>
    </style:style>
    <style:style style:name="T262" style:family="text">
      <style:text-properties officeooo:rsid="0044ae78"/>
    </style:style>
    <style:style style:name="T263" style:family="text">
      <style:text-properties officeooo:rsid="004c7182"/>
    </style:style>
    <style:style style:name="T264" style:family="text">
      <style:text-properties officeooo:rsid="004d8b35"/>
    </style:style>
    <style:style style:name="T265" style:family="text">
      <style:text-properties style:text-underline-style="solid" style:text-underline-width="auto" style:text-underline-color="font-color"/>
    </style:style>
    <style:style style:name="T266" style:family="text">
      <style:text-properties style:text-underline-style="solid" style:text-underline-width="auto" style:text-underline-color="font-color" officeooo:rsid="00061718"/>
    </style:style>
    <style:style style:name="T267" style:family="text">
      <style:text-properties style:text-underline-style="solid" style:text-underline-width="auto" style:text-underline-color="font-color" officeooo:rsid="00043d37"/>
    </style:style>
    <style:style style:name="T268" style:family="text">
      <style:text-properties style:text-underline-style="solid" style:text-underline-width="auto" style:text-underline-color="font-color" officeooo:rsid="000a08d6"/>
    </style:style>
    <style:style style:name="T269" style:family="text">
      <style:text-properties style:text-underline-style="solid" style:text-underline-width="auto" style:text-underline-color="font-color" officeooo:rsid="00bfd4bd"/>
    </style:style>
    <style:style style:name="T27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71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7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73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7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5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6" style:family="text">
      <style:text-properties officeooo:rsid="0053cdb5"/>
    </style:style>
    <style:style style:name="T277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8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80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81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2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3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4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5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6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7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8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9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9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91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2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3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5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3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1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15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1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17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28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2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30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2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3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34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3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36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37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38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3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4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4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42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43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4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45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46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47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4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4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50" style:family="text">
      <style:text-properties officeooo:rsid="005cf811"/>
    </style:style>
    <style:style style:name="T351" style:family="text">
      <style:text-properties officeooo:rsid="005ff056"/>
    </style:style>
    <style:style style:name="T352" style:family="text">
      <style:text-properties officeooo:rsid="00745ad9"/>
    </style:style>
    <style:style style:name="T353" style:family="text">
      <style:text-properties officeooo:rsid="0078a2da"/>
    </style:style>
    <style:style style:name="T354" style:family="text">
      <style:text-properties officeooo:rsid="00894806"/>
    </style:style>
    <style:style style:name="T355" style:family="text">
      <style:text-properties officeooo:rsid="008d8493"/>
    </style:style>
    <style:style style:name="T356" style:family="text">
      <style:text-properties officeooo:rsid="00c13698"/>
    </style:style>
    <style:style style:name="T357" style:family="text">
      <style:text-properties officeooo:rsid="00c2d31a"/>
    </style:style>
    <style:style style:name="T358" style:family="text">
      <style:text-properties officeooo:rsid="00c2d31a" fo:background-color="transparent" loext:char-shading-value="0"/>
    </style:style>
    <style:style style:name="T359" style:family="text">
      <style:text-properties officeooo:rsid="00cd8f65" fo:background-color="transparent" loext:char-shading-value="0"/>
    </style:style>
    <style:style style:name="T360" style:family="text">
      <style:text-properties officeooo:rsid="00d60023"/>
    </style:style>
    <style:style style:name="T36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6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64" style:family="text">
      <style:text-properties officeooo:rsid="00e504a4"/>
    </style:style>
    <style:style style:name="T365" style:family="text">
      <style:text-properties officeooo:rsid="00f94841"/>
    </style:style>
    <style:style style:name="T366" style:family="text">
      <style:text-properties officeooo:rsid="00fc1122"/>
    </style:style>
    <style:style style:name="T367" style:family="text">
      <style:text-properties officeooo:rsid="0106f4f7"/>
    </style:style>
    <style:style style:name="T368" style:family="text">
      <style:text-properties officeooo:rsid="010a4fce"/>
    </style:style>
    <style:style style:name="T369" style:family="text">
      <style:text-properties officeooo:rsid="0113f27b"/>
    </style:style>
    <style:style style:name="T370" style:family="text">
      <style:text-properties officeooo:rsid="0118fd61"/>
    </style:style>
    <style:style style:name="T371" style:family="text">
      <style:text-properties style:text-position="super 58%"/>
    </style:style>
    <style:style style:name="T372" style:family="text">
      <style:text-properties style:text-position="super 58%" officeooo:rsid="013138b5"/>
    </style:style>
    <style:style style:name="T373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74" style:family="text">
      <style:text-properties officeooo:rsid="013138b5"/>
    </style:style>
    <style:style style:name="T375" style:family="text">
      <style:text-properties officeooo:rsid="0140ac1e"/>
    </style:style>
    <style:style style:name="T376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8" text:outline-level="1"><text:span text:style-name="T354">Dr </text:span>Kyle A Oman</text:h>
      <text:p text:style-name="P68"><text:tab/><text:span text:style-name="T37">Office: +44 (0) 191 33 43011<text:tab/>Institute for Computational Cosmology</text:span></text:p>
      <text:p text:style-name="P67"><text:tab/><text:span text:style-name="T37">Mobile: +44 (0) 737 693 4098<text:tab/>Department of Physics &amp; Astronomy, Durham University</text:span></text:p>
      <text:p text:style-name="P66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22">South Road, Durham DH1 3LE, United Kingdom<text:line-break/><text:tab/></text:span><text:a xlink:type="simple" xlink:href="https://kyleaoman.github.io/" text:style-name="Internet_20_link" text:visited-style-name="Visited_20_Internet_20_Link"><text:span text:style-name="T365">kyleaoman.github.io</text:span></text:a></text:p>
      <text:p text:style-name="P66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7"><text:span text:style-name="T271">Academic </text:span><text:span text:style-name="T273">Qualifications</text:span><text:span text:style-name="T267"><text:tab/></text:span></text:p>
      <text:p text:style-name="P13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3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3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9"><text:span text:style-name="T222">Employment</text:span><text:tab/></text:p>
      <text:p text:style-name="P60"><text:span text:style-name="T255"><text:tab/></text:span><text:span text:style-name="T258">Ass</text:span><text:span text:style-name="T259">oc</text:span><text:span text:style-name="T258">. Professor &amp; Royal Society Dorothy Hodgkin Fellow<text:tab/></text:span><text:span text:style-name="T259">Jul 2024</text:span><text:span text:style-name="T258"> – </text:span><text:span text:style-name="T259">present</text:span><text:span text:style-name="T258"><text:line-break/><text:tab/> <text:s/>Institute for Computational Cosmology </text:span><text:span text:style-name="T259">&amp;<text:line-break/><text:tab/> <text:s/>Centre for Extragalactic Astronomy, </text:span><text:span text:style-name="T258">Durham University</text:span></text:p>
      <text:p text:style-name="P60"><text:span text:style-name="T255"><text:tab/></text:span><text:span text:style-name="T258">Asst. Professor &amp; Royal Society Dorothy Hodgkin Fellow<text:tab/>Oct 2023 – </text:span><text:span text:style-name="T259">Jun 2024</text:span><text:span text:style-name="T258"><text:line-break/><text:tab/> <text:s/>Institute for Computational Cosmology </text:span><text:span text:style-name="T259">&amp;<text:line-break/><text:tab/> <text:s/>Centre for Extragalactic Astronomy, </text:span><text:span text:style-name="T258">Durham University</text:span></text:p>
      <text:p text:style-name="P55"><text:span text:style-name="T255"><text:tab/></text:span><text:span text:style-name="T259">Senior p</text:span><text:span text:style-name="T257">ostdoctoral research associate</text:span><text:span text:style-name="T256"><text:tab/>Jul 2022 </text:span><text:span text:style-name="T255">– </text:span><text:span text:style-name="T258">Sept 2023</text:span><text:span text:style-name="T241"><text:line-break/><text:tab/> <text:s/>Institute for Computational Cosmology, Durham University</text:span></text:p>
      <text:p text:style-name="P29"><text:tab/>Postdoctoral research associate<text:tab/>Oct 2019 – <text:span text:style-name="T360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60">Summer research internship<text:tab/>May 2010 – Aug 2010<text:line-break/></text:span><text:span text:style-name="T4"><text:tab/> <text:s/></text:span><text:span text:style-name="T103">Department of Physics &amp; Astronomy, University of Waterloo</text:span></text:p>
      <text:p text:style-name="P24"><text:span text:style-name="T103"><text:tab/>Summer research internship<text:tab/>May 20</text:span><text:span text:style-name="T105">09</text:span><text:span text:style-name="T103"> </text:span><text:span text:style-name="T104">– </text:span><text:span text:style-name="T103">Aug 2009<text:line-break/></text:span><text:span text:style-name="T4"><text:tab/> <text:s/></text:span><text:span text:style-name="T103">Department of Physics &amp; Astronomy, University of Waterloo</text:span></text:p>
      <text:p text:style-name="P129"><text:soft-page-break/><text:span text:style-name="T271">Grants, </text:span><text:span text:style-name="T274">Computing Time</text:span><text:span text:style-name="T265"> &amp; </text:span><text:span text:style-name="T269">Funding</text:span><text:span text:style-name="T265"><text:tab/></text:span></text:p>
      <text:p text:style-name="P27"><text:tab/><text:span text:style-name="T374">DiRAC 16</text:span><text:span text:style-name="T372">th</text:span><text:span text:style-name="T374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69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68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65"><text:tab/>Royal Society Dorothy Hodgkin Fellowship (GBP 1.</text:span><text:span text:style-name="T367">5</text:span><text:span text:style-name="T365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7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57">Cosmology and Astroparticle Student &amp; Postdoc Exchange Network Visitor (GBP</text:span><text:span text:style-name="T358"> </text:span><text:span text:style-name="T359">1 400</text:span><text:span text:style-name="T358">)</text:span><text:span text:style-name="T357"><text:tab/>2022</text:span><text:span text:style-name="T356"><text:line-break/><text:tab/> <text:s/></text:span><text:span text:style-name="T6">Title</text:span><text:span text:style-name="T5">: “Structure and equilibrium of simulated dwarf galaxies”</text:span><text:span text:style-name="T356"><text:tab/> <text:s/></text:span></text:p>
      <text:p text:style-name="P56"><text:span text:style-name="T249"><text:tab/>Durham University Physics Department Developing Talent Award </text:span><text:span text:style-name="T250">(GBP 4 000)</text:span><text:span text:style-name="T249"><text:tab/>2022<text:line-break/><text:tab/> <text:s/></text:span><text:span text:style-name="T34">Title</text:span><text:span text:style-name="T333">: “The fragility of dwarf galaxies used as dark matter tracers”</text:span></text:p>
      <text:p text:style-name="P126"><text:span text:style-name="T272">Scholarships</text:span><text:span text:style-name="T265"> &amp; Awards<text:tab/></text:span></text:p>
      <text:p text:style-name="P26"><text:tab/><text:span text:style-name="T360">Durham University Discretionary Award<text:tab/>202</text:span><text:span text:style-name="T366">3</text:span><text:span text:style-name="T360"><text:line-break/><text:tab/> <text:s/>GBP </text:span><text:span text:style-name="T365">5</text:span><text:span text:style-name="T360">00, Institution-level, award by nomination</text:span></text:p>
      <text:p text:style-name="P26"><text:tab/><text:span text:style-name="T360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50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tab/>Nora and Mark DeGoutière Memorial Scholarship<text:tab/><text:span text:style-name="T350">2014<text:line-break/></text:span><text:tab/> <text:s/>CAD 11 250, Institution-level, award by nomination</text:p>
      <text:p text:style-name="P22"><text:soft-page-break/><text:tab/>University of Victoria Fellowship<text:tab/><text:span text:style-name="T350">2013<text:line-break/></text:span><text:tab/> <text:s/>CAD 15 000, Institution-level, award by nomination</text:p>
      <text:p text:style-name="P22"><text:tab/>Queen Elizabeth II Graduate Scholarship in Science and Technology<text:tab/><text:span text:style-name="T350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50">2009<text:line-break/></text:span><text:tab/>Research Award<text:line-break/><text:tab/> <text:s/>CAD 4 500, National-level, summer research scholarship</text:p>
      <text:p text:style-name="P118"><text:span text:style-name="T261">Research</text:span><text:span text:style-name="T351"> </text:span><text:span text:style-name="T261">supervision</text:span><text:tab/></text:p>
      <text:p text:style-name="P12"><text:span text:style-name="T61">I have co-supervised the thes</text:span><text:span text:style-name="T87">is work of </text:span><text:span text:style-name="T88">10</text:span><text:span text:style-name="T87"> students (3 BSc, </text:span><text:span text:style-name="T88">6</text:span><text:span text:style-name="T87"> MSc/</text:span><text:span text:style-name="T88">MPhys</text:span><text:span text:style-name="T87">, 1 PhD).</text:span><text:span text:style-name="T84"><text:tab/></text:span></text:p>
      <text:p text:style-name="P40"><text:span text:style-name="T40"><text:tab/></text:span><text:span text:style-name="T80">Postdoctoral researcher Dr Katherine Harborne<text:tab/>Feb 2025 – present<text:line-break/><text:tab/> <text:s/></text:span><text:span text:style-name="T78">Institute for Computational Cosmology, Durham University</text:span></text:p>
      <text:p text:style-name="P40"><text:span text:style-name="T40"><text:tab/></text:span><text:span text:style-name="T80">PhD thesis supervisor for Diego Dado<text:tab/>Oct 2024 – present<text:line-break/><text:tab/> <text:s/></text:span><text:span text:style-name="T78">Institute for Computational Cosmology, Durham University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39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39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39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80">Apr 2023</text:span><text:span text:style-name="T52">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4"><text:tab/></text:span><text:span text:style-name="T85">Summer undergraduate research project supervisor for Eleanor Downing<text:tab/>Jul </text:span><text:span text:style-name="T86">– </text:span><text:span text:style-name="T85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2"><text:soft-page-break/><text:span text:style-name="T232"><text:tab/></text:span><text:span text:style-name="T234">M</text:span><text:span text:style-name="T244">Phys</text:span><text:span text:style-name="T234"> thesis co-supervisor (with C. Frenk) for Richard Brooks<text:tab/>Oct 2021 </text:span><text:span text:style-name="T225">– </text:span><text:span text:style-name="T244">Apr 2022</text:span><text:span text:style-name="T234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1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1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1"><text:span text:style-name="T232"><text:tab/></text:span><text:span text:style-name="T240">M</text:span><text:span text:style-name="T244">Phys</text:span><text:span text:style-name="T227"> thesis co-supervisor (with C. Frenk) for Finn Roper<text:tab/>Jun 2020 </text:span><text:span text:style-name="T225">– </text:span><text:span text:style-name="T234">Apr 2021</text:span><text:span text:style-name="T227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59"><text:span text:style-name="T232"><text:tab/></text:span><text:span text:style-name="T224">MSc thesis co-supervisor (with M. Verheijen) for Anatolii Zadvornyi<text:tab/>Sept 2019 </text:span><text:span text:style-name="T225">– </text:span><text:span text:style-name="T234">Jul 2021</text:span><text:span text:style-name="T224"><text:line-break/></text:span><text:span text:style-name="T115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0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1"><text:span text:style-name="T224"><text:tab/>BSc thesis co-supervisor (with M. Verheijen) for Anatolii Zadvornyi<text:tab/>Jan 2019 </text:span><text:span text:style-name="T225">– </text:span><text:span text:style-name="T224">May 2019<text:line-break/><text:tab/> <text:s/></text:span><text:span text:style-name="T226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32"><text:tab/></text:span><text:span text:style-name="T224">BSc</text:span><text:span text:style-name="T225"> thesis co-supervisor </text:span><text:span text:style-name="T224">(with J. Navarro, A. Fattahi) </text:span><text:span text:style-name="T225">for James Lan</text:span><text:span text:style-name="T224">e</text:span><text:span text:style-name="T225"><text:tab/>Sept 2016 – </text:span><text:span text:style-name="T231">Apr</text:span><text:span text:style-name="T225"> 2017<text:line-break/></text:span><text:span text:style-name="T116"><text:tab/> <text:s/></text:span><text:span text:style-name="T117">Department of Physics &amp; Astronomy, University of Victoria</text:span><text:span text:style-name="T225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7"><text:span text:style-name="T89">Teaching Experience</text:span><text:tab/></text:p>
      <text:p text:style-name="P9"><text:span text:style-name="T12"><text:tab/></text:span><text:span text:style-name="T91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5"><text:span text:style-name="T23"><text:tab/></text:span><text:span text:style-name="T136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134"><text:tab/></text:p>
      <text:p text:style-name="P63"><text:span text:style-name="T23"><text:tab/></text:span><text:span text:style-name="T113">G</text:span><text:span text:style-name="T112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64"><text:span text:style-name="T116"><text:tab/>Teaching Assistant</text:span><text:span text:style-name="T127">ships – 1</text:span><text:span text:style-name="T128">1</text:span><text:span text:style-name="T127"> appointments </text:span><text:span text:style-name="T128">totalling 45 months</text:span><text:span text:style-name="T127"><text:tab/>2010 – 20</text:span><text:span text:style-name="T128">22</text:span><text:span text:style-name="T127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pan text:style-name="T106">Publications</text:span><text:span text:style-name="T102"><text:tab/></text:span></text:p>
      <text:p text:style-name="P69"><text:span text:style-name="T121">I </text:span><text:span text:style-name="T129">am an author of </text:span><text:span text:style-name="T146">6</text:span><text:span text:style-name="T151">2</text:span><text:span text:style-name="T129"> refereed articles (</text:span><text:span text:style-name="T150">6</text:span><text:span text:style-name="T152">373</text:span><text:span text:style-name="T146"> </text:span><text:span text:style-name="T129">citations, H=</text:span><text:span text:style-name="T139">3</text:span><text:span text:style-name="T145">2</text:span><text:span text:style-name="T129">), of which </text:span><text:span text:style-name="T146">10</text:span><text:span text:style-name="T129"> as the first author (</text:span><text:span text:style-name="T145">8</text:span><text:span text:style-name="T152">85</text:span><text:span text:style-name="T143"> </text:span><text:span text:style-name="T129">citations), and a further </text:span><text:span text:style-name="T135">2</text:span><text:span text:style-name="T142">2</text:span><text:span text:style-name="T129"> in which I had a major role. </text:span><text:span text:style-name="T130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30">. </text:span><text:span text:style-name="T131">I have highlighted some of my best work with a ★. </text:span><text:span text:style-name="T132">P</text:span><text:span text:style-name="T133">apers </text:span><text:span text:style-name="T132">led by students under my supervision</text:span><text:span text:style-name="T133"> are marked with a</text:span><text:span text:style-name="T155"> </text:span><text:span text:style-name="T168">†</text:span><text:span text:style-name="T363">.</text:span></text:p>
      <text:p text:style-name="P110">Pre-prints</text:p>
      <text:list text:style-name="L1">
        <text:list-item>
          <text:p text:style-name="P173"><text:span text:style-name="T168">N</text:span><text:span text:style-name="T164">amumba, Ianjamasimanana, Koribalski, Bosma, Athanassoula, Carignan, Jozsa, Kamphuis, Deane, Sikhosana, Verdes-Montenegro, Sorgho, Ndaliso, Amram, Brinks, Chemin, Combes, de Blok, Deg, English, Healy, Kurapati, Marasco, McGaugh, </text:span><text:span text:style-name="T181">Oman</text:span><text:span text:style-name="T164">, Spekkens, Veronese and Wong (2025). </text:span><text:span text:style-name="T208">Investigating the HI distribution and kinematics of ESO444-G084 and [KKS2000]23: New insights from the MHONGOOSE survey.</text:span><text:span text:style-name="T164"> A&amp;A, submitted.</text:span></text:p>
        </text:list-item>
        <text:list-item>
          <text:p text:style-name="P149"><text:span text:style-name="T168">P</text:span><text:span text:style-name="T164">onomareva, Mancera <text:s/></text:span><text:span text:style-name="T168">Pi</text:span><text:span text:style-name="T310">ñ</text:span><text:span text:style-name="T307">a, </text:span><text:span text:style-name="T304">Glowacki, Desmond, Jarvis, Varasteanu, Yasin, Heywood, Maddox, Adams, Baes, Gebek, Kurapati, Maksymowicz-Maciata, </text:span><text:span text:style-name="T292">Oman</text:span><text:span text:style-name="T304">, Pan, Prandoni, Rajohnson, Ruffa and Spekkens (2025). </text:span><text:span text:style-name="T330">MIGHTEE-HI: Rotation curves, mass models and dark matter properties.</text:span><text:span text:style-name="T304"> MNRAS, submitted.</text:span></text:p>
        </text:list-item>
        <text:list-item>
          <text:p text:style-name="P150"><text:span text:style-name="T168">H</text:span><text:span text:style-name="T164">ank, Verheijen, Blyth, Dav</text:span><text:span text:style-name="T178">é, </text:span><text:span text:style-name="T181">Oman</text:span><text:span text:style-name="T164">, Deg and Glowacki (2025). </text:span><text:span text:style-name="T208">HI asymmetries in spatially resolved SIMBA galaxies.</text:span><text:span text:style-name="T164"> MNRAS, submitted.</text:span></text:p>
        </text:list-item>
        <text:list-item>
          <text:p text:style-name="P151"><text:span text:style-name="T168">O’</text:span><text:span text:style-name="T164">Beirne, Staveley-Smith, Kilborn, Wong, Westmeier, Cluver, Bekki, Deg, Dénes, For, Lee-Waddell, Murugeshan, </text:span><text:span text:style-name="T186">Oman</text:span><text:span text:style-name="T177">,</text:span><text:span text:style-name="T164"> Rhee, Shen </text:span><text:span text:style-name="T177">and</text:span><text:span text:style-name="T164"> </text:span><text:span text:style-name="T177">Taylor (202</text:span><text:span text:style-name="T179">5</text:span><text:span text:style-name="T177">)</text:span><text:span text:style-name="T164">. </text:span><text:span text:style-name="T213">WALLABY pilot survey: properties of HI-selected dark sources and low surface brightness galaxies”</text:span><text:span text:style-name="T177">. PASA, submitted.</text:span></text:p>
        </text:list-item>
        <text:list-item>
          <text:p text:style-name="P152"><text:span text:style-name="T168">M</text:span><text:span text:style-name="T164">arasco, de Blok, Maccagni, Fraternali, </text:span><text:span text:style-name="T181">Oman</text:span><text:span text:style-name="T164">, Oosterloo, Combes, McGaugh, Kamphuis, Spekkens, Kleiner, Veronese, Amram, Chemin and Brinks (202</text:span><text:span text:style-name="T179">5</text:span><text:span text:style-name="T164">). </text:span><text:span text:style-name="T208">HI within and around observed and simulated galaxy discs – Comparing MeerKAT observations with mock data from TNG50 and FIRE-2</text:span><text:span text:style-name="T164">. A&amp;A, submitted.</text:span></text:p>
        </text:list-item>
        <text:list-item>
          <text:p text:style-name="P153"><text:span text:style-name="T168">R</text:span><text:span text:style-name="T164">iley, Shipp, Simpson, Bieri, Fattahi, Brown, </text:span><text:span text:style-name="T181">Oman</text:span><text:span text:style-name="T164">, Fragkoudi, Gómez, Grand and Marinacci (202</text:span><text:span text:style-name="T179">5</text:span><text:span text:style-name="T164">). </text:span><text:span text:style-name="T208">Auriga Streams I: distrupting satellites surrounding Milky Way-mass haloes at multiple resolutions.</text:span><text:span text:style-name="T164"> MNRAS, submitted. [arxiv:2410.09144]</text:span></text:p>
        </text:list-item>
      </text:list>
      <text:p text:style-name="P174"><text:soft-page-break/>Refereed publications in primary journals</text:p>
      <text:list text:continue-numbering="true" text:style-name="L1">
        <text:list-item>
          <text:p text:style-name="P154"><text:span text:style-name="T189">Perron-Cormier, Deg, Spekkens, Richardson, Glowacki, Verheijen, Hank, Blyth, </text:span><text:span text:style-name="T188">Oman</text:span><text:span text:style-name="T201">,</text:span><text:span text:style-name="T189"> Dénes, Rhee, Elagali, Shen, Raja, Lee-Waddell and Westmeier (2025). </text:span><text:span text:style-name="T214">WALLABY pilot survey &amp; Asymba: Comparing HI detection asymmetries to the SIMBA simulation.</text:span><text:span text:style-name="T189"> AJ </text:span><text:span text:style-name="T204">169: 114</text:span><text:span text:style-name="T189">. </text:span><text:span text:style-name="T202">[arxiv:2501.09547]</text:span></text:p>
        </text:list-item>
        <text:list-item>
          <text:p text:style-name="P155"><text:span text:style-name="T189">A</text:span><text:span text:style-name="T198">mvrosiadis, Lange, Nightingale, He, Frenk, </text:span><text:span text:style-name="T187">Oman</text:span><text:span text:style-name="T198">, Smail, Swinbank, Fragkoudi, Gadotti, Cole, Borsato, Robertson, Massey, Cao and Li (202</text:span><text:span text:style-name="T199">4</text:span><text:span text:style-name="T198">). </text:span><text:span text:style-name="T215">The onset of bar formation in a massive galaxy at z~3.8.</text:span><text:span text:style-name="T198"> MNRAS </text:span><text:span text:style-name="T203">537: 1163</text:span><text:span text:style-name="T198">. </text:span><text:span text:style-name="T200">[arxiv:2404.01918]</text:span></text:p>
        </text:list-item>
        <text:list-item>
          <text:p text:style-name="P155"><text:span text:style-name="T189">Maccagni, de Blok, Mancera Pi</text:span><text:span text:style-name="T313">ñ</text:span><text:span text:style-name="T314">a, Ragusa, Iodice, Spavone, McGaugh, </text:span><text:span text:style-name="T294">Oman</text:span><text:span text:style-name="T314">, Oosterloo, Koribalski, Adams, Amram, Bosma, Bigiel, Brinks, Chemin, Combes, Gibson, Healy, Holwerda, J</text:span><text:span text:style-name="T189">ó</text:span><text:span text:style-name="T314">zsa, Kamphuis, Kleiner, Kurapati, Marasco, Spekkens, Veronese, Walter, Zabel and Zijlstra (2024). </text:span><text:span text:style-name="T334">MHONGOOSE discovery of a gas-rich low-surface brightness galaxy in the Dorado Group</text:span><text:span text:style-name="T314">. A&amp;A </text:span><text:span text:style-name="T316">690: 69</text:span><text:span text:style-name="T314">. </text:span><text:span text:style-name="T315">[arxiv:2405.17000]</text:span></text:p>
        </text:list-item>
        <text:list-item>
          <text:p text:style-name="P158"><text:span text:style-name="T168">De Blok, Healy, Maccagni, Pisano, Bosma, English, Jarrett, Marasco, Meurer, Veronese, Bigiel, Chemin, Fraternali, Holwerfa, Kamphuis, K</text:span><text:span text:style-name="T307">löckner, Kleiner, Leroy, Mogotsi, </text:span><text:span text:style-name="T294">Oman</text:span><text:span text:style-name="T30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32">MHONGOOSE – A MeerKAT Nearby Galaxy H</text:span><text:span text:style-name="T373">i</text:span><text:span text:style-name="T332"> Survey.</text:span><text:span text:style-name="T307"> A&amp;A </text:span><text:span text:style-name="T309">688: A109</text:span><text:span text:style-name="T307">. </text:span><text:span text:style-name="T308">[arxiv:2404.01774]</text:span></text:p>
        </text:list-item>
        <text:list-item>
          <text:p text:style-name="P159"><text:span text:style-name="T184">Oman</text:span><text:span text:style-name="T189">, Frenk, Crain, Lovell and Pfeffer (2024). </text:span><text:span text:style-name="T214">A warm dark matter cosmogony may yield more low-mass galaxy detections in 21-cm surveys than a cold dark matter one.</text:span><text:span text:style-name="T189"> MNRAS </text:span><text:span text:style-name="T197">533: 67</text:span><text:span text:style-name="T196">.</text:span><text:span text:style-name="T189"> </text:span><text:span text:style-name="T195">[arxiv:2401.11878]</text:span></text:p>
        </text:list-item>
        <text:list-item>
          <text:p text:style-name="P156"><text:span text:style-name="T189">Brown, Fattahi, McCarthy, Font, </text:span><text:span text:style-name="T184">Oman</text:span><text:span text:style-name="T189"> and Riley (2024). </text:span><text:span text:style-name="T214">ARTEMIS emulator: exploring the effect of cosmology and galaxy formation physics on Milky Way-mass haloes and their satellites</text:span><text:span text:style-name="T189">. MNRAS </text:span><text:span text:style-name="T196">532: 1223</text:span><text:span text:style-name="T189">. </text:span><text:span text:style-name="T190">[arxiv:2403.11692]</text:span></text:p>
        </text:list-item>
        <text:list-item>
          <text:p text:style-name="P157"><text:span text:style-name="T184">Oman</text:span><text:span text:style-name="T189"> and Riley (2024). </text:span><text:span text:style-name="T214">An overlooked source of uncertainty in the mass of the Milky Way.</text:span><text:span text:style-name="T189"> MNRAS Letters </text:span><text:span text:style-name="T194">532: 48</text:span><text:span text:style-name="T189">. </text:span><text:span text:style-name="T191">[arxiv:2404.03726]</text:span></text:p>
        </text:list-item>
        <text:list-item>
          <text:p text:style-name="P160"><text:span text:style-name="T189">Jones, Sand, Karunakaran, Spekkens, </text:span><text:span text:style-name="T184">Oman</text:span><text:span text:style-name="T189">, Bennet, Besla, Crnojević, Cuillandre, Fielder, Gwyn and Mutlu-Pakdil (2023). </text:span><text:span text:style-name="T214">Gas and star formation in satellites of Milky Way analogs.</text:span><text:span text:style-name="T189"> ApJ </text:span><text:span text:style-name="T192">966: 93</text:span><text:span text:style-name="T189">. </text:span><text:span text:style-name="T193">[arxiv:2311.02152]</text:span></text:p>
        </text:list-item>
        <text:list-item>
          <text:p text:style-name="P161"><text:span text:style-name="T168">† Sirks, Harvey, Massey, </text:span><text:span text:style-name="T184">Oman</text:span><text:span text:style-name="T168">, Robertson, Frenk, Everett, Gill and McCleary (2023). </text:span><text:span text:style-name="T211">Hydrodynamical simulations of merging galaxy clusters: giant dark matter particle colliders, powered by gravity</text:span><text:span text:style-name="T168">. MNRAS </text:span><text:span text:style-name="T174">530: 3160</text:span><text:span text:style-name="T175">. </text:span><text:span text:style-name="T174">[arxiv:2405.00140]</text:span></text:p>
        </text:list-item>
        <text:list-item>
          <text:p text:style-name="P163"><text:span text:style-name="T168">P</text:span><text:span text:style-name="T164">uglisi, Dudzevičiūtė, Swinbank, Gillman, Tiley, Cirasuolo, Cortese, Glazebrook, Harrison, Ibar, Molina, Obreschkow, </text:span><text:span text:style-name="T181">Oman</text:span><text:span text:style-name="T164">, Schaller, Shankar and Sharples (2023). </text:span><text:span text:style-name="T208">KURVS: The outer rotation curve shapes and dark matter fractions of z~1.5 star-forming galaxies.</text:span><text:span text:style-name="T164"> MNRAS </text:span><text:span text:style-name="T173">524: 2814</text:span><text:span text:style-name="T164">. </text:span><text:span text:style-name="T172">[arxiv:2305.04382]</text:span></text:p>
        </text:list-item>
        <text:list-item>
          <text:p text:style-name="P164"><text:span text:style-name="T168">† </text:span><text:span text:style-name="T169">Brooks, </text:span><text:span text:style-name="T183">Oman</text:span><text:span text:style-name="T169"> and Frenk (202</text:span><text:span text:style-name="T176">3</text:span><text:span text:style-name="T169">). </text:span><text:span text:style-name="T210">The North-South asymmetry of the ALFALFA HI velocity width function</text:span><text:span text:style-name="T169">. MNRAS </text:span><text:span text:style-name="T172">522: 4043</text:span><text:span text:style-name="T169">. [arxiv:2211.08092]</text:span></text:p>
        </text:list-item>
        <text:list-item>
          <text:p text:style-name="P164"><text:soft-page-break/><text:span text:style-name="T168">† </text:span><text:span text:style-name="T172">Downing and </text:span><text:span text:style-name="T185">Oman</text:span><text:span text:style-name="T172"> (2023). </text:span><text:span text:style-name="T212">The many reasons that the rotation curves of low-mass galaxies can fail as tracers of their matter distributions.</text:span><text:span text:style-name="T172"> MNRAS 522: 3318. [arxiv:2301.05242]</text:span></text:p>
        </text:list-item>
        <text:list-item>
          <text:p text:style-name="P165"><text:span text:style-name="T168">R</text:span><text:span text:style-name="T169">eeves, Hudson and </text:span><text:span text:style-name="T183">Oman</text:span><text:span text:style-name="T169"> (202</text:span><text:span text:style-name="T176">3</text:span><text:span text:style-name="T169">). </text:span><text:span text:style-name="T210">Constraining satellite quenching timescales in galaxy clusters by forward-modelling stellar ages and quiescent fractions in projected phase space.</text:span><text:span text:style-name="T169"> MNRAS </text:span><text:span text:style-name="T172">522: 1779</text:span><text:span text:style-name="T169">. [arxiv:2211.09145]</text:span></text:p>
        </text:list-item>
        <text:list-item>
          <text:p text:style-name="P166"><text:span text:style-name="T168">† </text:span><text:span text:style-name="T307">Roper, </text:span><text:span text:style-name="T294">Oman</text:span><text:span text:style-name="T307">, Frenk, Ben</text:span><text:span text:style-name="T168">ítez-Llambay, Navarro and Santos-Santos (202</text:span><text:span text:style-name="T176">3</text:span><text:span text:style-name="T168">). </text:span><text:span text:style-name="T211">The diversity of rotation curves of simulated galaxies with cusps and cores</text:span><text:span text:style-name="T168">. MNRAS</text:span><text:span text:style-name="T171"> </text:span><text:span text:style-name="T172">521: 1316</text:span><text:span text:style-name="T168">. [arxiv:2203.16652]</text:span></text:p>
        </text:list-item>
        <text:list-item>
          <text:p text:style-name="P167"><text:span text:style-name="T16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2">Oman</text:span><text:span text:style-name="T16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70">(2022)</text:span><text:span text:style-name="T165">. </text:span><text:span text:style-name="T209">The Astropy project: Sustaining and growing a community-oriented open-source project and the latest major release (v5.0) of the core package.</text:span><text:span text:style-name="T165"> ApJ </text:span><text:span text:style-name="T169">935: 167</text:span><text:span text:style-name="T165">. </text:span><text:span text:style-name="T166">[arxiv:</text:span><text:span text:style-name="T167">2206.14220</text:span><text:span text:style-name="T166">]</text:span></text:p>
        </text:list-item>
        <text:list-item>
          <text:p text:style-name="P168"><text:span text:style-name="T305">Bilimogga, </text:span><text:span text:style-name="T293">Oman</text:span><text:span text:style-name="T305">, Verheijen and van der Hulst (2021). </text:span><text:span text:style-name="T331">Using EAGLE simulations to study the effect of observational constraints on determination of HI asymmetries in galaxies</text:span><text:span text:style-name="T305">. MNRAS </text:span><text:span text:style-name="T306">513: 5310</text:span><text:span text:style-name="T305">. [arxiv:2205.00675]</text:span></text:p>
        </text:list-item>
        <text:list-item>
          <text:p text:style-name="P162"><text:span text:style-name="T298">Mancera</text:span><text:span text:style-name="T296">-Piña</text:span><text:span text:style-name="T300">, </text:span><text:span text:style-name="T298">Fraternali, Oosterloo, Adams, </text:span><text:span text:style-name="T289">Oman</text:span><text:span text:style-name="T298"> and Leisman (202</text:span><text:span text:style-name="T301">2</text:span><text:span text:style-name="T298">). </text:span><text:span text:style-name="T325">No need for dark matter: resolved kinematics of the ultra-diffuse galaxy AGC 114905.</text:span><text:span text:style-name="T298"> MNRAS</text:span><text:span text:style-name="T299"> 512: 3230</text:span><text:span text:style-name="T298">. [arxiv:</text:span><text:span text:style-name="T301">2112.00017</text:span><text:span text:style-name="T298">]</text:span></text:p>
        </text:list-item>
        <text:list-item>
          <text:p text:style-name="P162"><text:span text:style-name="T165">† </text:span><text:span text:style-name="T298">Sirks, </text:span><text:span text:style-name="T289">Oman</text:span><text:span text:style-name="T298">, Robertson, Massey and Frenk (2021). </text:span><text:span text:style-name="T325">The effects of self-interacting dark matter on the stripping of galaxies that fall into clusters</text:span><text:span text:style-name="T298">. MNRAS </text:span><text:span text:style-name="T299">511: 5927</text:span><text:span text:style-name="T298">. [arxiv:2109.03257]</text:span></text:p>
        </text:list-item>
        <text:list-item>
          <text:p text:style-name="P169"><text:span text:style-name="T348">Oman</text:span><text:span text:style-name="T340"> (202</text:span><text:span text:style-name="T343">2</text:span><text:span text:style-name="T340">). </text:span><text:span text:style-name="T320">The ALFALFA </text:span><text:span text:style-name="T321">HI</text:span><text:span text:style-name="T320"> velocity width function.</text:span><text:span text:style-name="T340"> MNRAS </text:span><text:span text:style-name="T342">509:</text:span><text:span text:style-name="T340"> </text:span><text:span text:style-name="T342">3268</text:span><text:span text:style-name="T340">. [arxiv:2108.08856]</text:span></text:p>
        </text:list-item>
        <text:list-item>
          <text:p text:style-name="P169"><text:span text:style-name="T336">K</text:span><text:span text:style-name="T335">arunakaran, Spekkens, </text:span><text:span text:style-name="T345">Oman</text:span><text:span text:style-name="T335">, Simpson, Fattahi, Sand, Bennet, Crnojevi</text:span><text:span text:style-name="T206">ć</text:span><text:span text:style-name="T335">, Frenk, G</text:span><text:span text:style-name="T206">ó</text:span><text:span text:style-name="T335">mez, Grand, Jones, Marinacci, Mutlu-Pakdil, Navarro </text:span><text:span text:style-name="T339">and</text:span><text:span text:style-name="T335"> Zaritsky (2021). </text:span><text:span text:style-name="T318">Satellites around Milky Way analogs: Tension in the number and fraction of quiescent satellites seen in observations versus simulations.</text:span><text:span text:style-name="T335"> ApJ </text:span><text:span text:style-name="T341">916: 19</text:span><text:span text:style-name="T335">. [arxiv:2105.09321]</text:span></text:p>
        </text:list-item>
        <text:list-item>
          <text:p text:style-name="P170"><text:soft-page-break/><text:span text:style-name="T361">† </text:span><text:span text:style-name="T335">Upadhyay, </text:span><text:span text:style-name="T345">Oman</text:span><text:span text:style-name="T335"> </text:span><text:span text:style-name="T339">and</text:span><text:span text:style-name="T347"> </text:span><text:span text:style-name="T335">Trager (2021). </text:span><text:span text:style-name="T318">Star formation histories of Coma Cluster galaxies matched to simulated orbits hint at quenching around first pericenter.</text:span><text:span text:style-name="T335"> A&amp;A </text:span><text:span text:style-name="T341">652: A16</text:span><text:span text:style-name="T335">. [arxiv:2104.04388]</text:span></text:p>
        </text:list-item>
        <text:list-item>
          <text:p text:style-name="P170"><text:span text:style-name="T336">Brouwer, </text:span><text:span text:style-name="T346">Oman</text:span><text:span text:style-name="T336">, </text:span><text:span text:style-name="T337">Valentijn, Bilicki, Heymans, Hoekstra, Napolitano, Roy, Tortora, Wright, Asgari, van den Busch, Dvornik, Erben, Giblin, Graham, Hildebrandt, Hopkins, Kannawadi, Kuijken, Liske, Shan, Tr</text:span><text:span text:style-name="T207">ö</text:span><text:span text:style-name="T337">ster and Visser (202</text:span><text:span text:style-name="T338">1</text:span><text:span text:style-name="T337">). </text:span><text:span text:style-name="T319">The weak lensing radial acceleration relation: Constraining modified gravity and cold dark matter theories with KiDS-1000.</text:span><text:span text:style-name="T337"> A&amp;A </text:span><text:span text:style-name="T338">650: A113</text:span><text:span text:style-name="T337">. </text:span><text:span text:style-name="T338">[arxiv:2106.11677]</text:span></text:p>
        </text:list-item>
        <text:list-item>
          <text:p text:style-name="P171"><text:span text:style-name="T280">B</text:span><text:span text:style-name="T277">oard, Bozorgnia, Strigari, Grand, Fattahi, Frenk, Marinacci, Navarro and </text:span><text:span text:style-name="T285">Oman</text:span><text:span text:style-name="T277"> (2021). </text:span><text:span text:style-name="T323">Velocity-dependent J-factors for annihilation radiation from cosmological simulations.</text:span><text:span text:style-name="T277"> JCAP 2021-04: 70. </text:span><text:span text:style-name="T281">[arxiv:</text:span><text:span text:style-name="T277">2101.06284</text:span><text:span text:style-name="T281">]</text:span></text:p>
        </text:list-item>
        <text:list-item>
          <text:p text:style-name="P171"><text:span text:style-name="T286">★ Oman</text:span><text:span text:style-name="T282">, Bahé, Healy, Hess, Hudson and Verheijen (2021). </text:span><text:span text:style-name="T326">A homogeneous measurement of the delay between the onsets of gas stripping and star formation quenching in satellite galaxies of groups and clusters.</text:span><text:span text:style-name="T282"> MNRAS </text:span><text:span text:style-name="T283">501: 5073</text:span><text:span text:style-name="T282">. [arxiv:2009.00667]</text:span></text:p>
        </text:list-item>
        <text:list-item>
          <text:p text:style-name="P171"><text:span text:style-name="T282">Deason, </text:span><text:span text:style-name="T286">Oman</text:span><text:span text:style-name="T282">, Fattahi, Schaller, Jauzac, Zhang, Montes, Bahé, Dalla Vecchia, Kay and Evans (2020). </text:span><text:span text:style-name="T326">Stellar splashback: </text:span><text:span text:style-name="T327">t</text:span><text:span text:style-name="T326">he edge of the intracluster light.</text:span><text:span text:style-name="T282"> MNRAS 500: 4181. [arxiv:2010.02937]</text:span></text:p>
        </text:list-item>
        <text:list-item>
          <text:p text:style-name="P171"><text:span text:style-name="T279">Genina, Read, Frenk, Cole, Benítez-Llambay, Ludlow, Navarro, </text:span><text:span text:style-name="T287">Oman</text:span><text:span text:style-name="T279"> and Robertson (2020). </text:span><text:span text:style-name="T324">To beta or not to beta: can higher-order Jeans analysis break the mass-anisotropy degeneracy in simulated dwarfs?</text:span><text:span text:style-name="T279"> MNRAS </text:span><text:span text:style-name="T282">498: 144</text:span><text:span text:style-name="T279">. [arxiv:1911.09124]</text:span></text:p>
        </text:list-item>
        <text:list-item>
          <text:p text:style-name="P171"><text:span text:style-name="T279">Deason, Fattahi, Frenk, Grand, </text:span><text:span text:style-name="T287">Oman</text:span><text:span text:style-name="T279">, Garrison-Kimmel, Simpson and Navarro (2020). </text:span><text:span text:style-name="T324">The edge of the Galaxy.</text:span><text:span text:style-name="T279"> MNRAS 496: 3929. [arxiv:2002.09497]</text:span></text:p>
        </text:list-item>
        <text:list-item>
          <text:p text:style-name="P171"><text:span text:style-name="T279">Mancera-Piña, Fraternali, </text:span><text:span text:style-name="T287">Oman</text:span><text:span text:style-name="T279">, Adams, Bacchini, Marasco, Oosterloo, Pezzulli, Posti, Leisman, Cannon, di Teodoro, Gault, Haynes, Reiter, Rhode, Salzer and Smith (2020). </text:span><text:span text:style-name="T324">Robust HI kinematics of gas-rich ultra-diffuse galaxies: hints of a weak-feedback formation scenario.</text:span><text:span text:style-name="T279"> MNRAS 495: 3636. [arxiv:2004.14392]</text:span></text:p>
        </text:list-item>
        <text:list-item>
          <text:p text:style-name="P171"><text:span text:style-name="T279">Marasco, Posti, </text:span><text:span text:style-name="T287">Oman</text:span><text:span text:style-name="T279">, Famaey, Cresci and Fraternali (2020). </text:span><text:span text:style-name="T324">Massive disc galaxies in cosmological hydrodynamical simulations are too dark matter-dominated.</text:span><text:span text:style-name="T279"> A&amp;A, 883: L33. [arxiv:2005.01724]</text:span></text:p>
        </text:list-item>
        <text:list-item>
          <text:p text:style-name="P172"><text:span text:style-name="T279">★ Santos-Santos, Navarro, Robertson, Benítez-Llambay, </text:span><text:span text:style-name="T287">Oman</text:span><text:span text:style-name="T279">, Lovell, Frenk, Ludlow, Fattahi and Ritz (2020). </text:span><text:span text:style-name="T324">Baryonic clues to the puzzling diversity of dwarf galaxy rotation curves.</text:span><text:span text:style-name="T279"> MNRAS 495: 58. [arxiv:1911.09116]</text:span></text:p>
        </text:list-item>
        <text:list-item>
          <text:p text:style-name="P172"><text:span text:style-name="T279">Cautun, Benítez-Llambay, Deason, Frenk, Fattahi, Gómez, Grand, </text:span><text:span text:style-name="T287">Oman</text:span><text:span text:style-name="T279">, Navarro and Simpson (2020). </text:span><text:span text:style-name="T324">The Milky Way total mass profile as inferred fr</text:span><text:span text:style-name="T328">o</text:span><text:span text:style-name="T324">m Gaia DR2.</text:span><text:span text:style-name="T279"> MNRAS 494: 4291. [arxiv:1911.04557]</text:span></text:p>
        </text:list-item>
        <text:list-item>
          <text:p text:style-name="P171"><text:span text:style-name="T279">Richings, Frenk, Jenkins, Robertson, Fattahi, Grand, Navarro, Pakmor, Gómez, Marinacci and </text:span><text:span text:style-name="T287">Oman</text:span><text:span text:style-name="T279"> (2020). </text:span><text:span text:style-name="T324">Subhalo destruction in the APOSTLE and Auriga simulations.</text:span><text:span text:style-name="T279"> MNRAS 492: 5780. [arxiv:1811.12437]</text:span></text:p>
        </text:list-item>
        <text:list-item>
          <text:p text:style-name="P171"><text:soft-page-break/><text:span text:style-name="T362">† </text:span><text:span text:style-name="T279">Lane, Navarro, Fattahi, </text:span><text:span text:style-name="T287">Oman</text:span><text:span text:style-name="T279"> and Bovy (2020). </text:span><text:span text:style-name="T324">The Ophiuchus stream progenitor: a new type of globular cluster and its possible Sagittarius connection.</text:span><text:span text:style-name="T279"> MNRAS 492: 4164. [arxiv:1905.12633</text:span><text:span text:style-name="T278">]</text:span></text:p>
        </text:list-item>
        <text:list-item>
          <text:p text:style-name="P171"><text:span text:style-name="T279">Chauhan, Lagos, Obreschkow, Power, </text:span><text:span text:style-name="T287">Oman</text:span><text:span text:style-name="T279"> and Elahi (2019). </text:span><text:span text:style-name="T324">The HI velocity function: a test of cosmology or baryon physics?</text:span><text:span text:style-name="T279"> MNRAS 488: 5898. [arxiv:1906.06130</text:span><text:span text:style-name="T278">]</text:span></text:p>
        </text:list-item>
        <text:list-item>
          <text:p text:style-name="P171"><text:span text:style-name="T279">Genina, Frenk, Benítez-Llambay, Cole, Navarro, </text:span><text:span text:style-name="T287">Oman</text:span><text:span text:style-name="T279"> and Fattahi (2019). </text:span><text:span text:style-name="T324">The distinct stellar metallicity populations of simulated Local Group dwarfs.</text:span><text:span text:style-name="T279"> MNRAS 488: 2312. [arxiv:1812.04839]</text:span></text:p>
        </text:list-item>
        <text:list-item>
          <text:p text:style-name="P171"><text:span text:style-name="T279">Bose, Frenk, Jenkins, Fattahi, Gomez, Grand, Marinacci, Navarro, </text:span><text:span text:style-name="T287">Oman</text:span><text:span text:style-name="T279">, Pakmor, Schaye, Simpson and Springel (2019). </text:span><text:span text:style-name="T324">No cores in dark matter-dominated dwarf galaxies with bursty star formation histories.</text:span><text:span text:style-name="T279"> MNRAS, 486: 4790. [arxiv:1810.03635]</text:span></text:p>
        </text:list-item>
        <text:list-item>
          <text:p text:style-name="P171"><text:span text:style-name="T279">Owers, Hudson, </text:span><text:span text:style-name="T287">Oman</text:span><text:span text:style-name="T279">, Bland-Hawthron, Brough, Bryant, Cortese, Couch, Croom, van de Sande, Federrath, Groves, Hopkins, Lawrence, Lorente, McDermid, Medling, Richards, Scott, Taranu, Welker and Yi (2019). </text:span><text:span text:style-name="T324">The SAMI Galaxy Survey: Quenching of star formation in clusters I. Transition galaxies.</text:span><text:span text:style-name="T279"> ApJ 873: 52. [arxiv:1901.08185]</text:span></text:p>
        </text:list-item>
        <text:list-item>
          <text:p text:style-name="P171"><text:span text:style-name="T287">★ Oman</text:span><text:span text:style-name="T279">, Marasco, Navarro, Frenk, Schaye and Benítez-Llambay (2019). </text:span><text:span text:style-name="T324">Non-circular motions and the diversity of dwarf galaxy rotation curves.</text:span><text:span text:style-name="T279"> MNRAS 482: 821. [arxiv:1706.07478]</text:span></text:p>
        </text:list-item>
        <text:list-item>
          <text:p text:style-name="P171"><text:span text:style-name="T279">Digby, Navarro, Fattahi, Simpson, </text:span><text:span text:style-name="T287">Oman</text:span><text:span text:style-name="T279">, Gomez, Frenk, Grand and Pakmor (2018). </text:span><text:span text:style-name="T324">The star formation histories of dwarf galaxies in Local Group cosmological simulations.</text:span><text:span text:style-name="T279"> MNRAS 485: 5423. [arxiv:1812.04839]</text:span></text:p>
        </text:list-item>
        <text:list-item>
          <text:p text:style-name="P171"><text:span text:style-name="T279">Mancera-Piña, Fraternali, Adams, Marasco, Oosterloo, </text:span><text:span text:style-name="T287">Oman</text:span><text:span text:style-name="T279">, Leisman, di Teodoro, Posti, Battipaglia, Cannon, Gault, Haynes, Janowiecki, McAllan, Pagel, Reiter, Rhode, Salzer and Smith (2019). </text:span><text:span text:style-name="T324">Off the baryonic Tully-Fisher relation: a population of baryon-dominated ultra-diffuse galaxies.</text:span><text:span text:style-name="T279"> ApJL 883: 33. [arxiv:1909.01363]</text:span></text:p>
        </text:list-item>
        <text:list-item>
          <text:p text:style-name="P171"><text:span text:style-name="T279">Fattahi, Navarro, Frenk, </text:span><text:span text:style-name="T287">Oman</text:span><text:span text:style-name="T279">, Sawala and Schaller (2018). </text:span><text:span text:style-name="T324">Tidal stripping and the structure of dwarf galaxies in the Local Group.</text:span><text:span text:style-name="T279"> MNRAS 476: 3816. [arxiv:1707.03898]</text:span></text:p>
        </text:list-item>
        <text:list-item>
          <text:p text:style-name="P139"><text:span text:style-name="T296">N</text:span><text:span text:style-name="T297">a</text:span><text:span text:style-name="T296">varro, Yozin, Loewen, Benítez-Llambay, Fattahi, Frenk, </text:span><text:span text:style-name="T288">Oman</text:span><text:span text:style-name="T296">, Schaye and Theuns (2018). </text:span><text:span text:style-name="T324">The innate origin of radial and vertical gradients in a simulated galaxy disc.</text:span><text:span text:style-name="T296"> MNRAS 476: 3648. [arxiv:1709.01040]</text:span></text:p>
        </text:list-item>
        <text:list-item>
          <text:p text:style-name="P139"><text:span text:style-name="T296">Marasco, </text:span><text:span text:style-name="T288">Oman</text:span><text:span text:style-name="T296">, Navarro, Frenk and Oosterloo (2018). </text:span><text:span text:style-name="T324">Bars in dark-matter-dominated dwarf galaxy discs.</text:span><text:span text:style-name="T296"> MNRAS 476: 2168. [arxiv:1711.09914]</text:span></text:p>
        </text:list-item>
        <text:list-item>
          <text:p text:style-name="P139"><text:span text:style-name="T296">Genina, <text:s/>Benítez-Llambay, Frenk, Cole, Fattahi, Navarro, </text:span><text:span text:style-name="T288">Oman</text:span><text:span text:style-name="T296">, Sawala and Theuns (2018). </text:span><text:span text:style-name="T324">The core-cusp problem: a matter of perspective.</text:span><text:span text:style-name="T296"> MNRAS 474: 1398. [arxiv:1707.06303]</text:span></text:p>
        </text:list-item>
        <text:list-item>
          <text:p text:style-name="P139"><text:span text:style-name="T296">Navarro, Benítez-Llambay, Fattahi, Frenk, Ludlow, </text:span><text:span text:style-name="T288">Oman</text:span><text:span text:style-name="T296">, Schaller and Theuns (2017). </text:span><text:span text:style-name="T324">The origin of the mass discrepancy-acceleration relation in ΛCDM.</text:span><text:span text:style-name="T296"> MNRAS 471: 1841. [arxiv:1612.06329]</text:span></text:p>
        </text:list-item>
        <text:list-item>
          <text:p text:style-name="P139"><text:span text:style-name="T296">Campbell, Frenk, Jenkins, Eke, Navarro, Sawala, Schaller, Fattahi, </text:span><text:span text:style-name="T288">Oman</text:span><text:span text:style-name="T296"> and Theuns (2017). </text:span><text:span text:style-name="T324">Knowing the unknowns: uncertainties in simple estimators of dynamical masses.</text:span><text:span text:style-name="T296"> MNRAS 469: 2335. [arxiv:1603.04443]</text:span></text:p>
        </text:list-item>
        <text:list-item>
          <text:p text:style-name="P139"><text:soft-page-break/><text:span text:style-name="T296">Wang, Fattahi, Cooper, Sawala, Strigari, Frenk, Navarro, </text:span><text:span text:style-name="T288">Oman</text:span><text:span text:style-name="T296"> and Schaller (2017). </text:span><text:span text:style-name="T324">Tidal features of classical Milky Way satellites in a Λ cold dark matter universe.</text:span><text:span text:style-name="T296"> MNRAS 468: 4887. [arxiv:1611.00778]</text:span></text:p>
        </text:list-item>
        <text:list-item>
          <text:p text:style-name="P139"><text:span text:style-name="T296">Sawala, Pihajoki, Johansson, Frenk, Navarro, </text:span><text:span text:style-name="T288">Oman</text:span><text:span text:style-name="T296"> and White (2017). </text:span><text:span text:style-name="T324">Shaken and stirred: The Milky Way's dark substructures.</text:span><text:span text:style-name="T296"> MNRAS 467: 4383. [arxiv:1609.01718]</text:span></text:p>
        </text:list-item>
        <text:list-item>
          <text:p text:style-name="P140"><text:span text:style-name="T296">Ludlow, Benítez-Llambay, Schaller, Theuns, Frenk, Bower, Schaye, Crain, Navarro, Fattahi and </text:span><text:span text:style-name="T288">Oman</text:span><text:span text:style-name="T296"> (2017). </text:span><text:span text:style-name="T324">The Mass-discrepancy acceleration relation: a natural outcome of galaxy formation in CDM halos.</text:span><text:span text:style-name="T296"> Phys Rev Lett 118: 161103. [arxiv:1610.07663]</text:span></text:p>
        </text:list-item>
        <text:list-item>
          <text:p text:style-name="P140"><text:span text:style-name="T296">Benítez-Llambay, Navarro, Frenk, Sawala, </text:span><text:span text:style-name="T288">Oman</text:span><text:span text:style-name="T296">, Fattahi, Schaller, Schaye, Crain and Theuns (2017). </text:span><text:span text:style-name="T324">The properties of “dark” LCDM haloes in the Local Group.</text:span><text:span text:style-name="T296"> MNRAS 465: 3913. [arxiv:1609.01301]</text:span></text:p>
        </text:list-item>
        <text:list-item>
          <text:p text:style-name="P139"><text:span text:style-name="T296">Starkenburg, </text:span><text:span text:style-name="T288">Oman</text:span><text:span text:style-name="T296">, Navarro, Crain, Fattahi, Frenk, Sawala and Schaye (2017). </text:span><text:span text:style-name="T324">The oldest and most pristine stars in the APOSTLE Local Group simulations.</text:span><text:span text:style-name="T296"> MNRAS 465: 2212. [arxiv:1609.05214]</text:span></text:p>
        </text:list-item>
        <text:list-item>
          <text:p text:style-name="P139"><text:span text:style-name="T296">Sales, Navarro, </text:span><text:span text:style-name="T288">Oman</text:span><text:span text:style-name="T296">, Fattahi, Ferrero, Abadi, Bower, Crain, Frenk, Sawala, Schaller, Schaye, Theuns and White (2016). </text:span><text:span text:style-name="T324">The low-mass end of the baryonic Tully-Fisher relation.</text:span><text:span text:style-name="T296"> MNRAS 464: 2419. [arxiv:1602.02155]</text:span></text:p>
        </text:list-item>
        <text:list-item>
          <text:p text:style-name="P139"><text:span text:style-name="T288">Oman</text:span><text:span text:style-name="T296"> and Hudson (2016). </text:span><text:span text:style-name="T324">Satellite quenching timescales in clusters from projected phase space measurements matched to simulated orbits.</text:span><text:span text:style-name="T296"> MNRAS, 463: 3083. [arxiv:1607.07934]</text:span></text:p>
        </text:list-item>
        <text:list-item>
          <text:p text:style-name="P141"><text:span text:style-name="T296">Schaller, Frenk, Fattahi, Navarro, </text:span><text:span text:style-name="T288">Oman</text:span><text:span text:style-name="T296"> and Sawala (2016). </text:span><text:span text:style-name="T324">The low abundance and insignificance of dark discs in simulated Milky Way galaxies.</text:span><text:span text:style-name="T296"> MNRAS 461: L56. [arxiv:1605.02770]</text:span></text:p>
        </text:list-item>
        <text:list-item>
          <text:p text:style-name="P141"><text:span text:style-name="T288">Oman</text:span><text:span text:style-name="T296">, Navarro, Sales, Fattahi, Frenk, Sawala, Schaller and White (2016). </text:span><text:span text:style-name="T324">Missing dark matter in dwarf galaxies?</text:span><text:span text:style-name="T296"> MNRAS 460: 3610. [arxiv:1601.01026]</text:span></text:p>
        </text:list-item>
        <text:list-item>
          <text:p text:style-name="P139"><text:span text:style-name="T296">Sawala, Frenk, Fattahi, Navarro, Bower, Crain, Dalla Vecchia, Furlong, Helly, Jenkins, </text:span><text:span text:style-name="T288">Oman</text:span><text:span text:style-name="T296">, Schaller, Schaye, Theuns, Trayford and White (2016). </text:span><text:span text:style-name="T324">The APOSTLE simulations: solutions to the Local Group's cosmic puzzles.</text:span><text:span text:style-name="T296"> MNRAS 457: 1931. [arxiv:1511.01098]</text:span></text:p>
        </text:list-item>
        <text:list-item>
          <text:p text:style-name="P139"><text:span text:style-name="T296">Fattahi, Navarro, Sawala, Frenk, </text:span><text:span text:style-name="T288">Oman</text:span><text:span text:style-name="T296">, Crain, Furlong, Schaller, Schaye, Theuns and Jenkins (2016). </text:span><text:span text:style-name="T324">The APOSTLE project: Local Group kinematic mass constraints and simulation candidate selection.</text:span><text:span text:style-name="T296"> MNRAS 457: 844. [arxiv:1507.03643]</text:span></text:p>
        </text:list-item>
        <text:list-item>
          <text:p text:style-name="P139"><text:span text:style-name="T288">★ Oman</text:span><text:span text:style-name="T296">, Navarro, Fattahi, Frenk, Sawala, White, Bower, Crain, Furlong, Schaller, Schaye and Theuns (2015). </text:span><text:span text:style-name="T324">The unexpected diversity of dwarf galaxy rotation curves.</text:span><text:span text:style-name="T296"> MNRAS. 452: 3650. [arxiv:1504.01437]</text:span></text:p>
        </text:list-item>
        <text:list-item>
          <text:p text:style-name="P142"><text:span text:style-name="T296">Taranu, Hudson, Balogh, Smith, Power, </text:span><text:span text:style-name="T288">Oman</text:span><text:span text:style-name="T296">, Krane (2014). </text:span><text:span text:style-name="T324">Quenching star formation in cluster galaxies.</text:span><text:span text:style-name="T296"> MNRAS 440: 1934. [arxiv:1211.3411]</text:span></text:p>
        </text:list-item>
        <text:list-item>
          <text:p text:style-name="P142"><text:span text:style-name="T288">Oman</text:span><text:span text:style-name="T296">, Hudson and Behroozi (2013). </text:span><text:span text:style-name="T324">Disentangling satellite galaxy populations using orbit tracking in simulations.</text:span><text:span text:style-name="T296"> MNRAS 431: 2307. [arxiv:1301.6757]</text:span></text:p>
        </text:list-item>
      </text:list>
      <text:p text:style-name="P133"><text:span text:style-name="T279">O</text:span><text:span text:style-name="T277">ther refereed publications</text:span></text:p>
      <text:list text:continue-numbering="true" text:style-name="L1">
        <text:list-item>
          <text:p text:style-name="P143"><text:span text:style-name="T290">O</text:span><text:span text:style-name="T291">man</text:span><text:span text:style-name="T302"> (2024). </text:span><text:span text:style-name="T329">MARTINI: Mock Array Radio Telescope Interferometry of the Neutral ISM.</text:span><text:span text:style-name="T302"> JOSS 9: 6860. </text:span><text:span text:style-name="T303">[arxiv:</text:span><text:span text:style-name="T317">2406.05574</text:span><text:span text:style-name="T303">]</text:span></text:p>
        </text:list-item>
        <text:list-item>
          <text:p text:style-name="P139"><text:span text:style-name="T290">Oman</text:span><text:span text:style-name="T295">, Starkenburg and Navarro (2018). </text:span><text:span text:style-name="T328">The “building blocks” of stellar haloes.</text:span><text:span text:style-name="T295"> Galaxies 5: 33. [arxiv:1708.00929]</text:span></text:p>
          <text:p text:style-name="P144"><text:soft-page-break/>Non-refereed publications &amp; software</text:p>
        </text:list-item>
        <text:list-item>
          <text:p text:style-name="P145"><text:span text:style-name="T39">Read, Steger, Walker, Genina, Frenk, Cole, </text:span><text:span text:style-name="T284">Ben</text:span><text:span text:style-name="T217">ítez-Llambay, </text:span><text:span text:style-name="T216">Ludlow, Navarro, </text:span><text:span text:style-name="T218">Oman</text:span><text:span text:style-name="T216">, Robertson, Collins, Ibata, Rich, Martin, Peñarrubia. Chapman, Tollerud and Weisz (2023). </text:span><text:span text:style-name="T208">GravSphere: Jeans modelling code.</text:span><text:span text:style-name="T216"> Astrophysics Source Code Library 2312.009.</text:span></text:p>
        </text:list-item>
        <text:list-item>
          <text:p text:style-name="P146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7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7"><text:span text:style-name="T285">Oman</text:span><text:span text:style-name="T277"> (2017). </text:span><text:span text:style-name="T323">The APOSTLE simulations: Rotation curves derived from synthetic 21-cm observations.</text:span><text:span text:style-name="T277"> Rediscovering our Galaxy, Proceedings of the IAU Symposium 334: 213. [arXiv: 1712.02562]</text:span></text:p>
        </text:list-item>
        <text:list-item>
          <text:p text:style-name="P148"><text:span text:style-name="T335">Fattahi, Navarro, Sawala, Frenk, Sales, </text:span><text:span text:style-name="T345">Oman</text:span><text:span text:style-name="T335">, Schaller and Wang (2016). </text:span><text:span text:style-name="T318">The cold dark matter content of Galactic dwarf spheroidals: no cores, no failures, no problem.</text:span><text:span text:style-name="T335"> [arxiv:1607.06479]</text:span></text:p>
        </text:list-item>
        <text:list-item>
          <text:p text:style-name="P148"><text:span text:style-name="T344">Sawala, Frenk, Fattahi, Navarro, Bower, Crain, Dalla Vecchia, Furlong, Helly, Jenkins, </text:span><text:span text:style-name="T349">Oman</text:span><text:span text:style-name="T344">, Scahller, Schaye, Theuns, Trayford and White (2014). </text:span><text:span text:style-name="T322">Local Group galaxies emerge from the dark.</text:span><text:span text:style-name="T344"> [arxiv:1412.2748]</text:span></text:p>
        </text:list-item>
      </text:list>
      <text:p text:style-name="P109"><text:span text:style-name="T220">Conferences and Workshops</text:span><text:tab/></text:p>
      <text:p text:style-name="P135"><text:span text:style-name="T122"><text:tab/></text:span><text:span text:style-name="T149">SOC at “SWAN Universe workshop”<text:tab/>Dec 2024<text:line-break/><text:tab/> <text:s/>ICRAR UWA, Perth, Australia</text:span></text:p>
      <text:p text:style-name="P136"><text:span text:style-name="T149"><text:tab/></text:span><text:span text:style-name="T108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70"><text:span text:style-name="T122"><text:tab/></text:span><text:span text:style-name="T141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71"><text:span text:style-name="T122"><text:tab/></text:span><text:span text:style-name="T147">SOC at “Small galaxies, cosmic questions II”<text:tab/>Aug 2024<text:line-break/><text:tab/> <text:s/>Durham University, Durham, United Kingdom</text:span></text:p>
      <text:p text:style-name="P71"><text:span text:style-name="T122"><text:tab/></text:span><text:span text:style-name="T138">Contributed talk at “Towards unified sub-grid prescriptions for galaxy mode</text:span><text:span text:style-name="T141">l</text:span><text:span text:style-name="T138">ling”<text:tab/>Sept 2023<text:line-break/><text:tab/> <text:s/>Lorentz Centre, Leiden, The Netherlands</text:span></text:p>
      <text:p text:style-name="P72"><text:span text:style-name="T122"><text:tab/></text:span><text:span text:style-name="T138">Contributed talk at “FiatLux”<text:tab/>Jun 2023<text:line-break/><text:tab/> <text:s/>Centro Mariapoli, Castel Gandolfo, Italy</text:span></text:p>
      <text:p text:style-name="P72"><text:span text:style-name="T122"><text:tab/></text:span><text:span text:style-name="T136">Contributed talk at </text:span><text:span text:style-name="T137">“Pathfinder HI Survey Coordination Committee workshop”<text:tab/></text:span><text:span text:style-name="T136">Mar 2023<text:line-break/><text:tab/> <text:s/>University of Cape Town, Cape Town, South Africa</text:span></text:p>
      <text:p text:style-name="P73"><text:span text:style-name="T122"><text:tab/></text:span><text:span text:style-name="T136">Poster at “IAUS 379: Dynamical masses of Local Group galaxies”<text:tab/>Mar 2023<text:line-break/><text:tab/> <text:s/>Telegrafenberg, Potsdam, Germany</text:span></text:p>
      <text:p text:style-name="P74"><text:span text:style-name="T122"><text:tab/></text:span><text:span text:style-name="T125">Contributed talk at “Virgo meeting”<text:tab/>Jul 2022<text:line-break/><text:tab/> <text:s/></text:span><text:span text:style-name="T126">Max-Planck Institute for Astrophysics, Garching, Germany</text:span></text:p>
      <text:p text:style-name="P75"><text:soft-page-break/><text:span text:style-name="T122"><text:tab/></text:span><text:span text:style-name="T124">Contributed</text:span><text:span text:style-name="T123"> talk at “</text:span><text:span text:style-name="T124">EAS2022/</text:span><text:span text:style-name="T123">SS8: D</text:span><text:span text:style-name="T153">warf galaxies beyond the Local Group”</text:span><text:span text:style-name="T154"><text:tab/></text:span><text:span text:style-name="T153">Jun 2022<text:line-break/><text:tab/> <text:s/>Valencia Conference Centre, Valencia, Spain</text:span></text:p>
      <text:p text:style-name="P137"><text:span text:style-name="T122"><text:tab/></text:span><text:span text:style-name="T124">Poster</text:span><text:span text:style-name="T123"> at “EAS2022/S4: Satellite galaxies and tidal streams”</text:span><text:span text:style-name="T122"><text:tab/></text:span><text:span text:style-name="T123">Jun 2022<text:line-break/><text:tab/> <text:s/>Valencia Conference Centre, Valencia, Spain</text:span></text:p>
      <text:p text:style-name="P76"><text:span text:style-name="T154"><text:tab/></text:span><text:span text:style-name="T153">Invited talk at “EAS2022/SS5: Neutral hydrogen”</text:span><text:span text:style-name="T154"><text:tab/></text:span><text:span text:style-name="T153">Jun 2022</text:span><text:span text:style-name="T123"><text:line-break/><text:tab/> <text:s/>Valencia Conference Centre, Valencia, Spain</text:span></text:p>
      <text:p text:style-name="P93"><text:tab/>Contributed talk at “Durham Edinburgh Exchange”<text:tab/>Jan 2022<text:line-break/><text:tab/> <text:s/>Virtual meeting</text:p>
      <text:p text:style-name="P95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96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97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97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4"><text:tab/>Contributed talk at “South American Dark Matter”<text:tab/>Dec 2020<text:line-break/><text:tab/> <text:s/>Virtual meeting</text:p>
      <text:p text:style-name="P94"><text:tab/>Contributed talk at “WALLABY Science Day”<text:tab/>Nov 2020<text:line-break/><text:tab/> <text:s/>Virtual meeting</text:p>
      <text:p text:style-name="P98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99"><text:span text:style-name="T40"><text:tab/></text:span><text:span text:style-name="T53">Participant at “Virgo meeting”<text:tab/>Jan 2020<text:line-break/><text:tab/> <text:s/>Durham University, Durham, United Kingdom</text:span></text:p>
      <text:p text:style-name="P99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99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101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10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100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103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100"><text:soft-page-break/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104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105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6"><text:span text:style-name="T97"><text:tab/>Invited talk at </text:span><text:span text:style-name="T13">“</text:span><text:span text:style-name="T97">IAUS 334: Rediscovering our Galaxy”<text:tab/>Jul 2017<text:line-break/><text:tab/> <text:s/>Telegrafenberg, Potsdam, Germany</text:span></text:p>
      <text:p text:style-name="P42"><text:span text:style-name="T90"><text:tab/></text:span><text:span text:style-name="T95">Contributed talk at “On the origin of baryonic galaxy haloes”<text:tab/>Mar 2017<text:line-break/><text:tab/> <text:s/>Observat</text:span><text:span text:style-name="T159">o</text:span><text:span text:style-name="T95">rio Astron</text:span><text:span text:style-name="T159">ómico de Quit</text:span><text:span text:style-name="T163">o</text:span><text:span text:style-name="T159">, Galapagos Islands, Ecuador</text:span></text:p>
      <text:p text:style-name="P111"><text:tab/>Contributed talk at “Northwest astronomy meeting”<text:tab/>Oct 2016<text:line-break/><text:tab/> <text:s/>Western Washington University, Bellingham, USA</text:p>
      <text:p text:style-name="P112"><text:tab/>Contributed talk at “Dark matter in the Milky Way”<text:tab/>May 2016<text:line-break/><text:tab/> <text:s/>Johannes Gutenburg University, Mainz, Germany</text:p>
      <text:p text:style-name="P113"><text:tab/>Contributed talk at “Dark matter on the smallest scales”<text:tab/>Apr 2016<text:line-break/><text:tab/> <text:s/>University of Leiden, Leiden, Netherlands</text:p>
      <text:p text:style-name="P114"><text:tab/>Contributed talk at “Potsdam thinkshop XIII: Near field cosmology”<text:tab/>Mar 2016<text:line-break/><text:tab/> <text:s/>Innsbruck University Centre, Obergurgl, Austria</text:p>
      <text:p text:style-name="P17"><text:span text:style-name="T159"><text:tab/></text:span><text:span text:style-name="T161">Participant at “HiPACC Summer School: AstroInformatics”<text:tab/>Aug 2012<text:line-break/><text:tab/> <text:s/>University of California </text:span><text:span text:style-name="T162">at </text:span><text:span text:style-name="T161">San Diego, San Diego, USA</text:span></text:p>
      <text:p text:style-name="P43"><text:span text:style-name="T158"><text:tab/></text:span><text:span text:style-name="T160">Poster at “Star formation and gas reservoirs in nearby groups and clusters”<text:tab/>Jul 2012<text:line-break/><text:tab/> <text:s/>Union College, Schenectady, USA</text:span></text:p>
      <text:p text:style-name="P116"><text:span text:style-name="T157">Invited </text:span><text:span text:style-name="T276">Colloquia &amp; </text:span><text:span text:style-name="T157">Seminars</text:span><text:tab/></text:p>
      <text:p text:style-name="P90"><text:tab/><text:span text:style-name="T370">Colloquium: ICRAR, University of Western Australia, Australia<text:tab/>Mar 2024</text:span></text:p>
      <text:p text:style-name="P92"><text:tab/>Colloquium: Cardiff University School of Physics &amp; Astronomy, UK<text:tab/>Nov 2023</text:p>
      <text:p text:style-name="P89"><text:tab/><text:span text:style-name="T364">Seminar: University of Edinburgh Institute for Astronomy, UK<text:tab/>Nov 2022</text:span></text:p>
      <text:p text:style-name="P91"><text:tab/>Seminar: University College London Cosmoparticle Initiative, UK<text:tab/>Mar 2022</text:p>
      <text:p text:style-name="P88"><text:tab/>Seminar: International Centre for Radio Astronomy Research, Australia<text:tab/>Aug 2021</text:p>
      <text:p text:style-name="P83"><text:span text:style-name="T276"><text:tab/>Colloquium: </text:span><text:span text:style-name="T263">Queen’s University Department of Physics and Astronomy, Canada<text:tab/>Jan 202</text:span><text:span text:style-name="T264">1</text:span></text:p>
      <text:p text:style-name="P50"><text:span text:style-name="T119"><text:tab/></text:span><text:span text:style-name="T118">Seminar</text:span><text:span text:style-name="T120">: </text:span><text:span text:style-name="T121">University of Nottingham School of Physics and Astronomy, UK<text:tab/>Dec 2020</text:span></text:p>
      <text:p text:style-name="P82"><text:span text:style-name="T262"><text:tab/></text:span><text:span text:style-name="T355">Seminar</text:span><text:span text:style-name="T276">: </text:span><text:span text:style-name="T263">Oxford University Department of Physics, UK<text:tab/>Oct 2020</text:span></text:p>
      <text:p text:style-name="P82"><text:span text:style-name="T262"><text:tab/></text:span><text:span text:style-name="T276">Seminar: </text:span><text:span text:style-name="T262">Universidade Federal do Esp</text:span><text:span text:style-name="T205">í</text:span><text:span text:style-name="T262">rito Santo Department of Physics, Brazil<text:tab/>Jul 2020</text:span></text:p>
      <text:p text:style-name="P87"><text:tab/><text:span text:style-name="T276">Colloquium: </text:span>University of Edinburgh Institute for Astronomy, UK<text:tab/>Feb 2020</text:p>
      <text:p text:style-name="P81"><text:tab/><text:span text:style-name="T276">Seminar: </text:span><text:span text:style-name="T262">Deutsches Elektronen-Synchrotron DESY, Germany<text:tab/>Nov 2019</text:span></text:p>
      <text:p text:style-name="P86"><text:soft-page-break/><text:tab/><text:span text:style-name="T276">Seminar: </text:span>University of Surrey Physics Department, UK<text:tab/>Sept 2017</text:p>
      <text:p text:style-name="P80"><text:tab/><text:span text:style-name="T276">Seminar: </text:span>University of Cambridge Institute of Astronomy, UK<text:tab/>May 2016</text:p>
      <text:p text:style-name="P79"><text:tab/><text:span text:style-name="T276">Seminar: </text:span>Astrophysics Institute Potsdam, Germany<text:tab/>Apr 2016</text:p>
      <text:p text:style-name="P79"><text:tab/><text:span text:style-name="T276">Seminar: </text:span>University of Washington Physics &amp; Astronomy Department, USA<text:tab/>Feb 2016</text:p>
      <text:p text:style-name="P79"><text:tab/><text:span text:style-name="T276">Seminar: </text:span>University of Waterloo Physics &amp; Astronomy Department, Canada<text:tab/>Dec 2014</text:p>
      <text:p text:style-name="P128"><text:span text:style-name="T268">Public Talks &amp; Outreach</text:span><text:span text:style-name="T267"><text:tab/></text:span></text:p>
      <text:p text:style-name="P62"><text:span text:style-name="T122"><text:tab/></text:span><text:span text:style-name="T144">Public talk: Newcastle Astronomical Society<text:tab/>Sept 2024</text:span></text:p>
      <text:p text:style-name="P62"><text:span text:style-name="T122"><text:tab/></text:span><text:span text:style-name="T148">Radio Astro Interviewee at IAU GA XXXIII<text:tab/>Aug 2024</text:span></text:p>
      <text:p text:style-name="P62"><text:span text:style-name="T122"><text:tab/></text:span><text:span text:style-name="T140">Caf</text:span><text:span text:style-name="T180">é</text:span><text:span text:style-name="T311"> Scientifique Durham speaker<text:tab/>May 2024</text:span></text:p>
      <text:p text:style-name="P57"><text:span text:style-name="T311"><text:tab/></text:span><text:span text:style-name="T312">Durham Schools Science Festival demonstrator<text:tab/>Mar 2024</text:span></text:p>
      <text:p text:style-name="P57"><text:span text:style-name="T122"><text:tab/></text:span><text:span text:style-name="T138">Street Cosmos at Blackhall demonstrator<text:tab/>Aug 2023</text:span></text:p>
      <text:p text:style-name="P55"><text:span text:style-name="T122"><text:tab/></text:span><text:span text:style-name="T134">Ogden Centre for Fundamental Physics </text:span><text:span text:style-name="T32">Ogden@20</text:span><text:span text:style-name="T134"> open day demonstrator<text:tab/>Nov 2022</text:span></text:p>
      <text:p text:style-name="P108"><text:span text:style-name="T232"><text:tab/></text:span><text:span text:style-name="T245">Celebrate Science! Durham demonstrator<text:tab/>Oct 2022</text:span></text:p>
      <text:p text:style-name="P107"><text:span text:style-name="T232"><text:tab/></text:span><text:span text:style-name="T235">Public talk: Sunderland Astronomical Society<text:tab/>Nov 2021</text:span></text:p>
      <text:p text:style-name="P106"><text:span text:style-name="T232"><text:tab/></text:span><text:span text:style-name="T233">Nuffield Foundation research placement host </text:span><text:span text:style-name="T239">for J. Turnbull</text:span><text:span text:style-name="T233"><text:tab/></text:span><text:span text:style-name="T235">Aug</text:span><text:span text:style-name="T233"> 2021</text:span></text:p>
      <text:p text:style-name="P85"><text:tab/>Royal Society Summer Science Exhibition Workshop<text:tab/>Jul 2021</text:p>
      <text:p text:style-name="P49"><text:span text:style-name="T22"><text:tab/></text:span><text:span text:style-name="T109">Public talk: </text:span><text:span text:style-name="T98">Rato Bangala School Science Club</text:span><text:span text:style-name="T110">, Nepal<text:tab/>Jul 20</text:span><text:span text:style-name="T111">20</text:span></text:p>
      <text:p text:style-name="P48"><text:span text:style-name="T111"><text:tab/></text:span><text:span text:style-name="T114">Durham ICC School visit</text:span><text:span text:style-name="T138">s</text:span><text:span text:style-name="T114"><text:tab/>Jan 2020 – </text:span><text:span text:style-name="T138">present</text:span></text:p>
      <text:p text:style-name="P84"><text:tab/>Celebrate Science! Durham demonstrator<text:tab/>Oct 2019</text:p>
      <text:p text:style-name="P8"><text:span text:style-name="T98"><text:tab/>Meet the IAU astronomers! programme member<text:tab/>2019 </text:span><text:span text:style-name="T92">– </text:span><text:span text:style-name="T98">present</text:span></text:p>
      <text:p text:style-name="P8"><text:span text:style-name="T13"><text:tab/></text:span><text:span text:style-name="T96">Public </text:span><text:span text:style-name="T98">t</text:span><text:span text:style-name="T96">alk: RAS of Canada, Victoria chapter monthly meeting<text:tab/>Apr 2017</text:span></text:p>
      <text:p text:style-name="P14"><text:span text:style-name="T13"><text:tab/></text:span><text:span text:style-name="T93">Public talk: Dominion Astrophysical Observatory </text:span><text:span text:style-name="T99">s</text:span><text:span text:style-name="T93">ummer star parties<text:tab/>Jul 2016</text:span></text:p>
      <text:p text:style-name="P15"><text:span text:style-name="T100"><text:tab/></text:span><text:span text:style-name="T101">University of Victoria Student Radio CFUV “Beyond the Jargon” interviewee<text:tab/>Dec 2016</text:span></text:p>
      <text:p text:style-name="P4"><text:span text:style-name="T93"><text:tab/></text:span><text:span text:style-name="T94">Public talk: SPACE: Students in Physics and Astronomy Communication<text:tab/>Jul 2016<text:line-break/><text:tab/> <text:s/>Enrichment</text:span></text:p>
      <text:p text:style-name="P79"><text:tab/>Public talk: SPACE: Students in Physics and Astronomy Communication<text:tab/>Aug 2015<text:line-break/><text:tab/> <text:s/>Enrichment</text:p>
      <text:p text:style-name="P78"><text:tab/>University of Victoria Observatory tours for various school, youth and <text:tab/>2015 – <text:span text:style-name="T221">2017</text:span><text:line-break/><text:tab/> <text:s/>general public groups<text:tab/></text:p>
      <text:p text:style-name="P77"><text:tab/><text:span text:style-name="T353">Contributor of &gt;250 physics &amp; astrophysics answers to public questions on the <text:tab/>2013 </text:span>– <text:span text:style-name="T353">present<text:line-break/><text:tab/> <text:s/>PhysicsSE Q&amp;A platform (physics.stackexchange.com/users/11053/kyle-oman)</text:span></text:p>
      <text:p text:style-name="P130"><text:soft-page-break/><text:span text:style-name="T266">Professional </text:span><text:span text:style-name="T270">Citizenship</text:span><text:span text:style-name="T265"><text:tab/></text:span></text:p>
      <text:p text:style-name="P58"><text:span text:style-name="T231"><text:tab/>Re</text:span><text:span text:style-name="T236">feree </text:span><text:span text:style-name="T231">for </text:span><text:span text:style-name="T237">MNRAS, ApJ, </text:span><text:span text:style-name="T238">A&amp;A,</text:span><text:span text:style-name="T237"> </text:span><text:span text:style-name="T246">NatAs, </text:span><text:span text:style-name="T228">PRL, </text:span><text:span text:style-name="T237">JCAP, </text:span><text:span text:style-name="T248">OJA, </text:span><text:span text:style-name="T251">JOSS,</text:span><text:span text:style-name="T231"><text:tab/>2016 – present<text:line-break/><text:tab/> <text:s/></text:span><text:span text:style-name="T251">Chinese Physics C</text:span></text:p>
      <text:p text:style-name="P53"><text:span text:style-name="T231"><text:tab/></text:span><text:span text:style-name="T245">Durham Astronomy &amp; Instrumentation internal mini-conference organiser<text:tab/>Jun 2022</text:span><text:span text:style-name="T232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7"><text:span text:style-name="T227"><text:tab/>Durham Astronomy Friday seminar co-organizer<text:tab/>2019 </text:span><text:span text:style-name="T225">– </text:span><text:span text:style-name="T228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31"><text:span text:style-name="T275">Training &amp; professional development</text:span><text:span text:style-name="T265"><text:tab/></text:span></text:p>
      <text:p text:style-name="P123"><text:span text:style-name="T231"><text:tab/></text:span><text:span text:style-name="T254">Leadership effectiveness<text:tab/>Oct 2024<text:line-break/><text:tab/> <text:s/>The Royal Society &amp; ICL Business School</text:span></text:p>
      <text:p text:style-name="P123"><text:span text:style-name="T231"><text:tab/></text:span><text:span text:style-name="T252">Introduction to </text:span><text:span text:style-name="T253">m</text:span><text:span text:style-name="T252">anagement<text:tab/>Sept 2024<text:line-break/><text:tab/> <text:s/>The Royal Society &amp; ICL Business School</text:span></text:p>
      <text:p text:style-name="P123"><text:span text:style-name="T252"><text:tab/></text:span><text:span text:style-name="T254">Getting started with doctoral supervision<text:tab/>Jan 2024<text:line-break/><text:tab/> <text:s/>Durham Centre for Academic Development (DCAD)</text:span></text:p>
      <text:p text:style-name="P125"><text:span text:style-name="T252"><text:tab/></text:span><text:span text:style-name="T223">Research-informed public engagement<text:tab/>Jul 2023<text:line-break/><text:tab/> <text:s/>DiRAC &amp; Science Museums Group</text:span></text:p>
      <text:p text:style-name="P122"><text:span text:style-name="T156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4"><text:span text:style-name="T228"><text:tab/></text:span><text:span text:style-name="T247">SKA </text:span><text:span text:style-name="T246">Cosmology</text:span><text:span text:style-name="T247"> Science Working Group member<text:tab/>202</text:span><text:span text:style-name="T246">2</text:span><text:span text:style-name="T247"> </text:span><text:span text:style-name="T231">– </text:span><text:span text:style-name="T247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oft-page-break/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9"><text:tab/><text:span text:style-name="T376">Fellow of the Royal Astronomical Society<text:tab/>2024 – present</text:span></text:p>
      <text:p text:style-name="P121"><text:span text:style-name="T352">Public codes &amp; utilities</text:span><text:tab/></text:p>
      <text:p text:style-name="P132"><text:span text:style-name="T242">A</text:span><text:span text:style-name="T223">s lead author:</text:span></text:p>
      <text:p text:style-name="P46"><text:span text:style-name="T242"><text:tab/></text:span><text:span text:style-name="T256">SWIFTGalaxy<text:tab/>2022</text:span><text:span text:style-name="T241"><text:line-break/><text:tab/> <text:s/>github.com/</text:span><text:span text:style-name="T243">SWIFTSIM</text:span><text:span text:style-name="T241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75">(co-maintainer)</text:span>, <text:span text:style-name="T371">3D</text:span>Barolo</text:p>
      <text:p text:style-name="P116"><text:span text:style-name="T157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5"><text:span text:style-name="T219">Citizenship</text:span><text:tab/></text:p>
      <text:p text:style-name="P3"><text:span text:style-name="T43"><text:tab/></text:span><text:span text:style-name="T44">Canadian</text:span></text:p>
      <text:p text:style-name="P124">References<text:tab/></text:p>
      <text:p text:style-name="P44"><text:span text:style-name="T229"><text:tab/>Prof. </text:span><text:span text:style-name="T235">Carlos Frenk</text:span><text:span text:style-name="T229"><text:line-break/><text:tab/></text:span><text:span text:style-name="T235">Institute for Computational Cosmology</text:span><text:span text:style-name="T230">, </text:span><text:span text:style-name="T235">Durham University</text:span><text:span text:style-name="T230"><text:line-break/><text:tab/>+</text:span><text:span text:style-name="T235">44 191 334 3641</text:span><text:span text:style-name="T230"><text:line-break/><text:tab/></text:span><text:a xlink:type="simple" xlink:href="mailto:c.s.frenk@durham.ac.uk" text:style-name="Internet_20_link" text:visited-style-name="Visited_20_Internet_20_Link"><text:span text:style-name="T235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5"><text:span text:style-name="T83"><text:tab/></text:span><text:span text:style-name="T82">Prof. Julio Navarro</text:span><text:span text:style-name="T81"><text:line-break/></text:span><text:span text:style-name="T82"><text:tab/>Department of Physics &amp; Astronomy, University of Victoria<text:line-break/><text:tab/>+1 250 721 6644<text:line-break/></text:span><text:soft-page-break/><text:span text:style-name="T82"><text:tab/></text:span><text:a xlink:type="simple" xlink:href="mailto:jfn@uvic.ca" text:style-name="Internet_20_link" text:visited-style-name="Visited_20_Internet_20_Link"><text:span text:style-name="T8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3-06T11:53:50.262080789">2025-03-06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5-03-06T11:53:50.228607763</dc:date>
    <meta:editing-duration>P1DT19H47M10S</meta:editing-duration>
    <meta:editing-cycles>227</meta:editing-cycles>
    <meta:print-date>2024-06-06T09:34:53.135962990</meta:print-date>
    <meta:printed-by>PDF files</meta:printed-by>
    <meta:document-statistic meta:table-count="0" meta:image-count="1" meta:object-count="0" meta:page-count="17" meta:paragraph-count="270" meta:word-count="4874" meta:character-count="36687" meta:non-whitespace-character-count="31438"/>
  </office:meta>
</office:document-meta>
</file>